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text-properties fo:language="en" fo:country="US" officeooo:rsid="00130e13" officeooo:paragraph-rsid="00130e13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2bc24" style:font-style-asian="italic" style:font-style-complex="italic"/>
    </style:style>
    <style:style style:name="T3" style:family="text">
      <style:text-properties fo:color="#666666" fo:font-style="italic" officeooo:rsid="00130e1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5603600948055949229" text:style-name="L1"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2bc24" style:font-style-asian="italic" style:font-style-complex="italic"/>
    </style:style>
    <style:style style:name="MT2" style:family="text">
      <style:text-properties fo:color="#666666" fo:font-style="italic" style:font-style-asian="italic" style:font-style-complex="italic"/>
    </style:style>
    <style:style style:name="MT3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</text:span><text:span text:style-name="MT2">y project – </text:span><text:span text:style-name="MT3">what to work on next 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7-12-18T15:19:20.702765825</dc:date>
    <meta:editing-duration>PT3M4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36" meta:character-count="69" meta:non-whitespace-character-count="59"/>
  </office:meta>
</office:document-meta>
</file>